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, Calibri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" svg:font-family="'Microsoft YaHei'" style:font-family-generic="swiss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927cm" fo:margin-left="-0.026cm" table:align="left" style:writing-mode="lr-tb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fo:keep-together="auto"/>
    </style:style>
    <style:style style:name="Таблица1.A1" style:family="table-cell">
      <style:table-cell-properties style:vertical-align="top" fo:padding="0.097cm" fo:border="0.25pt solid #000000" style:writing-mode="lr-tb"/>
    </style:style>
    <style:style style:name="Таблица1.2" style:family="table-row">
      <style:table-row-properties style:min-row-height="1.423cm" fo:keep-together="auto"/>
    </style:style>
    <style:style style:name="Таблица1.A2" style:family="table-cell">
      <style:table-cell-properties style:vertical-align="top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style:vertical-align="top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fo:keep-together="auto"/>
    </style:style>
    <style:style style:name="Таблица1.A3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Таблица1.4" style:family="table-row">
      <style:table-row-properties fo:keep-together="auto"/>
    </style:style>
    <style:style style:name="Таблица1.6" style:family="table-row">
      <style:table-row-properties style:min-row-height="1.903cm" fo:keep-together="auto"/>
    </style:style>
    <style:style style:name="Таблица1.A6" style:family="table-cell">
      <style:table-cell-properties style:vertical-align="top"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fo:keep-together="auto"/>
    </style:style>
    <style:style style:name="Таблица1.A7" style:family="table-cell">
      <style:table-cell-properties style:vertical-align="top" fo:padding="0.097cm" fo:border="0.5pt solid #000000" style:writing-mode="lr-tb"/>
    </style:style>
    <style:style style:name="Таблица1.8" style:family="table-row">
      <style:table-row-properties style:min-row-height="1.443cm" fo:keep-together="auto"/>
    </style:style>
    <style:style style:name="P1" style:family="paragraph" style:parent-style-name="Standard">
      <style:paragraph-properties fo:margin-top="0cm" fo:margin-bottom="0.423cm" style:contextual-spacing="false" fo:orphans="2" fo:widows="2" fo:hyphenation-ladder-count="no-limit" style:vertical-align="auto"/>
      <style:text-properties fo:language="ru" fo:country="RU" style:font-name-asian="Times New Roman" style:font-name-complex="Times New Roman" fo:hyphenate="true" fo:hyphenation-remain-char-count="2" fo:hyphenation-push-char-count="2" loext:hyphenation-no-caps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text-properties fo:language="ru" fo:country="RU"/>
    </style:style>
    <style:style style:name="P4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5" style:family="paragraph" style:parent-style-name="Standard_20__28_user_29_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6" style:family="paragraph" style:parent-style-name="Standard_20__28_user_29_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7" style:family="paragraph" style:parent-style-name="Standard_20__28_user_29_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58%" fo:language="ru" fo:country="RU"/>
    </style:style>
    <style:style style:name="P8" style:family="paragraph" style:parent-style-name="Table_20_Contents_20__28_user_29_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9" style:family="paragraph" style:parent-style-name="Table_20_Contents_20__28_user_29_">
      <style:text-properties fo:language="ru" fo:country="RU" fo:font-weight="bold" style:font-weight-asian="bold" style:font-weight-complex="bold"/>
    </style:style>
    <style:style style:name="P10" style:family="paragraph" style:parent-style-name="Table_20_Contents_20__28_user_29_">
      <style:paragraph-properties fo:text-align="justify" style:justify-single-word="false"/>
    </style:style>
    <style:style style:name="P11" style:family="paragraph" style:parent-style-name="Table_20_Contents_20__28_user_29_">
      <style:paragraph-properties fo:text-align="center" style:justify-single-word="false"/>
    </style:style>
    <style:style style:name="P12" style:family="paragraph" style:parent-style-name="Table_20_Contents_20__28_user_29_">
      <style:paragraph-properties fo:line-height="105%"/>
    </style:style>
    <style:style style:name="P13" style:family="paragraph" style:parent-style-name="Table_20_Contents_20__28_user_29_" style:list-style-name="WW8Num3">
      <style:paragraph-properties fo:margin-left="0.672cm" fo:margin-right="0cm" fo:text-indent="-0.672cm" style:auto-text-indent="false"/>
    </style:style>
    <style:style style:name="P14" style:family="paragraph" style:parent-style-name="Table_20_Contents_20__28_user_29_">
      <style:text-properties officeooo:rsid="0012006c" officeooo:paragraph-rsid="0012006c"/>
    </style:style>
    <style:style style:name="P15" style:family="paragraph" style:parent-style-name="Table_20_Contents_20__28_user_29_">
      <style:paragraph-properties fo:line-height="105%"/>
      <style:text-properties officeooo:rsid="0013a338" officeooo:paragraph-rsid="0013a338"/>
    </style:style>
    <style:style style:name="P16" style:family="paragraph" style:parent-style-name="Table_20_Contents_20__28_user_29_">
      <style:text-properties officeooo:rsid="0013a338" officeooo:paragraph-rsid="0013a338"/>
    </style:style>
    <style:style style:name="P17" style:family="paragraph" style:parent-style-name="Table_20_Contents_20__28_user_29_">
      <style:paragraph-properties fo:text-align="center" style:justify-single-word="false"/>
      <style:text-properties officeooo:rsid="0013a338" officeooo:paragraph-rsid="0013a338"/>
    </style:style>
    <style:style style:name="P18" style:family="paragraph" style:parent-style-name="Обычный_20__28_Интернет_29_">
      <style:paragraph-properties fo:margin-top="0cm" fo:margin-bottom="0.21cm" style:contextual-spacing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style:font-name-asian="Times New Roman" style:font-name-complex="Times New Roman"/>
    </style:style>
    <style:style style:name="T5" style:family="text">
      <style:text-properties fo:language="ru" fo:country="RU" officeooo:rsid="0013a338" style:font-name-asian="Times New Roman" style:font-name-complex="Times New Roman"/>
    </style:style>
    <style:style style:name="T6" style:family="text">
      <style:text-properties fo:language="ru" fo:country="RU" style:letter-kerning="true" style:font-name-complex="Times New Roman"/>
    </style:style>
    <style:style style:name="T7" style:family="text">
      <style:text-properties fo:language="ru" fo:country="RU" fo:font-style="italic" fo:font-weight="bold" style:font-style-asian="italic" style:font-weight-asian="bold" style:font-weight-complex="bold"/>
    </style:style>
    <style:style style:name="T8" style:family="text">
      <style:text-properties fo:language="ru" fo:country="RU" officeooo:rsid="0012006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position="super 58%" fo:language="ru" fo:country="RU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style:font-name-asian="Times New Roman" style:font-name-complex="Times New Roman"/>
    </style:style>
    <style:style style:name="T14" style:family="text">
      <style:text-properties officeooo:rsid="0013a338" style:font-name-asian="Times New Roman" style:font-name-complex="Times New Roman"/>
    </style:style>
    <style:style style:name="T15" style:family="text">
      <style:text-properties style:letter-kerning="true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Университет ИТМО, факультет программной инженерии и компьютерной техники </text:span></text:p>
      <text:p text:style-name="P2"><text:span text:style-name="T1">Двухнедельная отчётная работа по «Информатике»: аннотация к статье</text:span></text:p>
      <text:p text:style-name="P2"><text:span text:style-name="T1">Дата прошедшей лекции: 2</text:span><text:span text:style-name="T8">5</text:span><text:span text:style-name="T1">.</text:span><text:span text:style-name="T8">10</text:span><text:span text:style-name="T1">.2023<text:tab/>Номер прошедшей лекции: </text:span><text:span text:style-name="T8">4</text:span><text:span text:style-name="T1"><text:tab/>Дата сдачи: </text:span><text:span text:style-name="T8">8</text:span><text:span text:style-name="T1">.1</text:span><text:span text:style-name="T8">1</text:span><text:span text:style-name="T1">.2023</text:span></text:p>
      <text:p text:style-name="P4"/>
      <text:p text:style-name="P5"><text:span text:style-name="T1">Выполнил(а) </text:span><text:span text:style-name="T2"><text:tab/>Морозов Д. С.<text:tab/></text:span><text:span text:style-name="T1">, № группы </text:span><text:span text:style-name="T2"><text:tab/></text:span><text:span text:style-name="T9">P</text:span><text:span text:style-name="T2">3116<text:tab/></text:span><text:span text:style-name="T1">, оценка </text:span><text:span text:style-name="T2"><text:tab/></text:span></text:p>
      <text:p text:style-name="P6"><text:span text:style-name="T10"><text:tab/>Фамилия И.О. студента<text:tab/>не заполнять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_20__28_user_29_"><text:span text:style-name="T3">Название статьи/главы книги/видеолекции</text:span></text:p>
            <text:p text:style-name="P16"><text:span text:style-name="T3">Markdown в науке</text:span>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8"><text:span text:style-name="T11">ФИО автора статьи (или </text:span><text:span text:style-name="T12">e</text:span><text:span text:style-name="T11">-</text:span><text:span text:style-name="T12">mail</text:span><text:span text:style-name="T11">)</text:span></text:p>
            <text:p text:style-name="P10"><text:span text:style-name="T13"><text:s/></text:span><text:span text:style-name="T14">urmaas</text:span></text:p>
          </table:table-cell>
          <table:table-cell table:style-name="Таблица1.A2" office:value-type="string">
            <text:p text:style-name="P11"><text:span text:style-name="T3">Дата публикации</text:span></text:p>
            <text:p text:style-name="P11"><text:span text:style-name="T3">(не старше 2020 года)</text:span></text:p>
            <text:p text:style-name="Table_20_Contents_20__28_user_29_"><text:span text:style-name="T4"><text:s text:c="9"/></text:span><text:span text:style-name="T5">27.04.2021</text:span></text:p>
          </table:table-cell>
          <table:table-cell table:style-name="Таблица1.C2" office:value-type="string">
            <text:p text:style-name="P8">Размер статьи </text:p>
            <text:p text:style-name="P11"><text:span text:style-name="T3">(от 400 слов)</text:span></text:p>
            <text:p text:style-name="P17">~1500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_20__28_user_29_"><text:span text:style-name="T3">Прямая полная ссылка на источник или сокращённая ссылка (</text:span><text:span text:style-name="T11">bit</text:span><text:span text:style-name="T3">.</text:span><text:span text:style-name="T11">ly</text:span><text:span text:style-name="T3">, </text:span><text:span text:style-name="T11">tr</text:span><text:span text:style-name="T3">.</text:span><text:span text:style-name="T11">im</text:span><text:span text:style-name="T3"> и т.п.)</text:span></text:p>
            <text:p text:style-name="P12"><text:span text:style-name="T6">https://habr.com/ru/companies/macloud/articles/553804/</text:span></text:p>
          </table:table-cell>
          <table:covered-table-cell/>
          <table:covered-table-cell/>
        </table:table-row>
        <table:table-row table:style-name="Таблица1.4">
          <table:table-cell table:style-name="Таблица1.A3" table:number-columns-spanned="3" office:value-type="string">
            <text:p text:style-name="P9">Теги, ключевые слова или словосочетания</text:p>
            <text:p text:style-name="P15"><text:span text:style-name="T1">LaTex, Markdown, Презентации.</text:span></text:p>
          </table:table-cell>
          <table:covered-table-cell/>
          <table:covered-table-cell/>
        </table:table-row>
        <table:table-row table:style-name="Таблица1.4">
          <table:table-cell table:style-name="Таблица1.A3" table:number-columns-spanned="3" office:value-type="string">
            <text:p text:style-name="Table_20_Contents_20__28_user_29_"><text:span text:style-name="T3">Перечень фактов, упомянутых в статье (минимум три пункта)</text:span></text:p>
            <text:list xml:id="list2369302148" text:style-name="WW8Num3">
              <text:list-item>
                <text:p text:style-name="P13"><text:span text:style-name="T1">Упрощение процесса написания научных публикаций: Разметка Markdown упрощает написание и форматирование научных статей, освобождая время для творчества.</text:span></text:p>
              </text:list-item>
              <text:list-item>
                <text:p text:style-name="P13">Markdown может быть использована для создания презентаций, путем разделения слайдов с использованием специальных разделителей, а затем конвертирования с помощью инструментов, таких как Pandoc.</text:p>
              </text:list-item>
              <text:list-item>
                <text:p text:style-name="P13">В научной документации Markdown является популярным выбором, хотя существуют различные соглашения и фильтры для преобразования различных синтаксисов, что может потребовать усилий для соблюдения стандартов.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_20__28_user_29_"><text:span text:style-name="T3">Позитивные следствия и/или достоинства описанной в статье технологии (минимум три пункта)</text:span></text:p>
            <text:p text:style-name="Table_20_Contents_20__28_user_29_"><text:span text:style-name="T8">1. </text:span><text:span text:style-name="T1">Упрощение процесса подготовки научных публикаций: Использование разметки Markdown позволяет существенно упростить процесс написания и форматирования научных статей, что освобождает время и силы исследователей для творческой работы над собственными идеями и результатами исследований.</text:span></text:p>
            <text:p text:style-name="P14">2. Удобство совместной работы: Простой синтаксис Markdown улучшает совместную работу над исследовательскими проектами.</text:p>
            <text:p text:style-name="P14">3. Универсальность в использовании: Разметка Markdown позволяет создавать контент для различных форматов (презентации, блоги, препринты и техническая документация), обеспечивая гибкость использования.</text:p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_20__28_user_29_"><text:span text:style-name="T3">Негативные следствия и/или недостатки описанной в статье технологии (минимум три пункта)</text:span></text:p>
            <text:p text:style-name="Table_20_Contents_20__28_user_29_"><text:span text:style-name="T4">1. Ограниченные возможности для сложной верстки: В сравнении с LaTeX, Markdown имеет ограниченные возможности для высококачественной верстки, что может быть проблемой для работ, требующих особой оформленности, например, для диссертаций.</text:span></text:p>
            <text:p text:style-name="P14"><text:span text:style-name="T4">2.Неоднородность в стандартах: Отсутствие единых стандартов в разметке Markdown может вызвать сложности при совместной работе в команде или при использовании различных инструментов, так как разные программы могут интерпретировать разметку по-разному.</text:span></text:p>
            <text:p text:style-name="P14"><text:span text:style-name="T4">3. Ограниченные возможности для математических формул: Некоторые химики и исследователи в области химии могут столкнуться с ограничениями в представлении структурных формул с использованием Markdown, например, в случае SMILES-нотации, требуется дополнительный фильтр для преобразования этого формата в изображение.</text:span></text:p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_20__28_user_29_"><text:span text:style-name="T3">Ваши замечания, пожелания преподавателю </text:span><text:span text:style-name="T7">или</text:span><text:span text:style-name="T3"> анекдот о программистах</text:span><text:span text:style-name="Footnote_20_Symbol"><text:span text:style-name="T3"><text:note text:id="ftn1" text:note-class="footnote"><text:note-citation>1</text:note-citation><text:note-body><text:p text:style-name="Footnote"><text:span text:style-name="T4"><text:tab/></text:span><text:span text:style-name="T1">Наличие этой графы не влияет на оценку</text:span></text:p></text:note-body></text:note></text:span></text:span></text:p>
            <text:p text:style-name="P1"><text:s/>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, Calibri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iberation Sans" svg:font-family="'Liberation Sans', Calibri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YaHei" svg:font-family="'Microsoft YaHei'" style:font-family-generic="swiss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Calibri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Calibri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, Arial" style:font-family-generic-complex="swiss" style:font-pitch-complex="variable" style:font-size-complex="14pt"/>
    </style:style>
    <style:style style:name="Heading_20_1" style:display-name="Heading 1" style:family="paragraph" style:parent-style-name="Заголовок1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Calibri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, Arial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, Arial" style:font-family-generic-complex="swiss" style:font-pitch-complex="variabl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Calibri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Название_20_объекта1" style:display-name="Название объекта1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Заголовок1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fo:font-weight="normal" style:font-weight-asian="normal" style:font-weight-complex="normal"/>
    </style:style>
    <style:style style:name="WW8Num5z0" style:family="text"/>
    <style:style style:name="WW8Num6z0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Знак_20_сноски" style:display-name="Знак сноски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1cm" fo:margin-right="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Vladimir Sosnin</meta:initial-creator>
    <meta:creation-date>2023-10-25T04:50:00</meta:creation-date>
    <dc:date>2023-11-09T10:14:17.138935036</dc:date>
    <meta:editing-cycles>3</meta:editing-cycles>
    <meta:editing-duration>PT13M10S</meta:editing-duration>
    <meta:document-statistic meta:table-count="1" meta:image-count="0" meta:object-count="0" meta:page-count="1" meta:paragraph-count="34" meta:word-count="363" meta:character-count="2989" meta:non-whitespace-character-count="2643"/>
    <meta:generator>LibreOffice/7.3.7.2$Linux_X86_64 LibreOffice_project/30$Build-2</meta:generator>
    <meta:user-defined meta:name="Info 1"/>
    <meta:user-defined meta:name="Info 2"/>
    <meta:user-defined meta:name="Info 3"/>
    <meta:user-defined meta:name="Info 4"/>
  </office:meta>
</office:document-meta>
</file>